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save( RedirectAttributes redirect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AttributeAssertionTests.attributeCountWithWro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ashAttributeAssertionTests.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AttributeAssertionTests.perfor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shAttributeAssertionTests.attribute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shAttributeAssertion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